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67c2" officeooo:paragraph-rsid="001967c2"/>
    </style:style>
    <style:style style:name="P2" style:family="paragraph" style:parent-style-name="Standard">
      <style:text-properties officeooo:rsid="001ac714" officeooo:paragraph-rsid="001ac714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255f09" officeooo:paragraph-rsid="00234a7d" style:font-weight-asian="bold" style:font-weight-complex="bold"/>
    </style:style>
    <style:style style:name="P4" style:family="paragraph" style:parent-style-name="Standard">
      <style:text-properties fo:color="#ff0000" fo:font-size="12pt" fo:font-style="normal" style:text-underline-style="none" fo:font-weight="normal" officeooo:rsid="0048fa44" officeooo:paragraph-rsid="00234a7d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size="12pt" style:text-underline-style="none" fo:font-weight="normal" officeooo:rsid="003951ff" officeooo:paragraph-rsid="00234a7d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text-properties fo:font-size="12pt" fo:font-style="normal" style:text-underline-style="none" fo:font-weight="bold" officeooo:rsid="004190ee" officeooo:paragraph-rsid="00234a7d" style:font-size-asian="10.5pt" style:font-style-asian="normal" style:font-weight-asian="bold" style:font-size-complex="12pt" style:font-style-complex="normal" style:font-weight-complex="bold"/>
    </style:style>
    <style:style style:name="P7" style:family="paragraph" style:parent-style-name="Standard" style:list-style-name="L1">
      <style:text-properties fo:font-size="12pt" fo:font-style="normal" style:text-underline-style="none" fo:font-weight="bold" officeooo:rsid="002a1334" officeooo:paragraph-rsid="00234a7d" style:font-size-asian="10.5pt" style:font-style-asian="normal" style:font-weight-asian="bold" style:font-size-complex="12pt" style:font-style-complex="normal" style:font-weight-complex="bold"/>
    </style:style>
    <style:style style:name="P8" style:family="paragraph" style:parent-style-name="Standard" style:list-style-name="L1">
      <style:text-properties fo:font-size="12pt" fo:font-style="normal" style:text-underline-style="none" fo:font-weight="bold" officeooo:rsid="0031e755" officeooo:paragraph-rsid="00234a7d" style:font-size-asian="10.5pt" style:font-style-asian="normal" style:font-weight-asian="bold" style:font-size-complex="12pt" style:font-style-complex="normal" style:font-weight-complex="bold"/>
    </style:style>
    <style:style style:name="P9" style:family="paragraph" style:parent-style-name="Standard" style:list-style-name="L1">
      <style:text-properties fo:color="#009933" fo:font-size="12pt" fo:font-style="normal" style:text-underline-style="none" fo:font-weight="bold" officeooo:rsid="005bc542" officeooo:paragraph-rsid="00234a7d" style:font-size-asian="10.5pt" style:font-style-asian="normal" style:font-weight-asian="bold" style:font-size-complex="12pt" style:font-style-complex="normal" style:font-weight-complex="bold"/>
    </style:style>
    <style:style style:name="P10" style:family="paragraph" style:parent-style-name="Standard" style:list-style-name="L1">
      <style:text-properties fo:color="#007826" fo:font-size="12pt" fo:font-style="normal" style:text-underline-style="none" fo:font-weight="bold" officeooo:rsid="0031e755" officeooo:paragraph-rsid="00234a7d" style:font-size-asian="10.5pt" style:font-style-asian="normal" style:font-weight-asian="bold" style:font-size-complex="12pt" style:font-style-complex="normal" style:font-weight-complex="bold"/>
    </style:style>
    <style:style style:name="P11" style:family="paragraph" style:parent-style-name="Standard" style:list-style-name="L1">
      <style:text-properties fo:color="#ff6600" fo:font-size="12pt" fo:font-style="normal" style:text-underline-style="none" fo:font-weight="normal" officeooo:rsid="00345da4" officeooo:paragraph-rsid="00282bff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1">
      <style:text-properties fo:color="#ff6600" fo:font-size="12pt" fo:font-style="normal" style:text-underline-style="none" fo:font-weight="normal" officeooo:rsid="00282bff" officeooo:paragraph-rsid="00282bff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1">
      <style:text-properties fo:color="#ff0000" fo:font-size="12pt" fo:font-style="normal" style:text-underline-style="none" fo:font-weight="normal" officeooo:rsid="00338b46" officeooo:paragraph-rsid="00269fa6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1">
      <style:text-properties fo:color="#ff0000" fo:font-size="12pt" fo:font-style="normal" style:text-underline-style="none" fo:font-weight="normal" officeooo:rsid="0036bfef" officeooo:paragraph-rsid="00234a7d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1">
      <style:text-properties fo:color="#ff0000" fo:font-size="12pt" fo:font-style="normal" style:text-underline-style="none" fo:font-weight="normal" officeooo:rsid="00436711" officeooo:paragraph-rsid="00234a7d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1">
      <style:text-properties fo:color="#ff0000" fo:font-size="12pt" fo:font-style="normal" style:text-underline-style="none" fo:font-weight="normal" officeooo:rsid="004642dd" officeooo:paragraph-rsid="00234a7d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1">
      <style:text-properties fo:color="#ff0000" fo:font-size="12pt" fo:font-style="normal" style:text-underline-style="none" fo:font-weight="normal" officeooo:rsid="00539805" officeooo:paragraph-rsid="00234a7d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1">
      <style:text-properties fo:color="#ff0000" fo:font-size="12pt" fo:font-style="normal" style:text-underline-style="none" fo:font-weight="normal" officeooo:rsid="00539805" officeooo:paragraph-rsid="002aa1f5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1">
      <style:text-properties fo:color="#ff0000" fo:font-size="12pt" fo:font-style="normal" style:text-underline-style="none" fo:font-weight="bold" officeooo:rsid="004248c2" officeooo:paragraph-rsid="00234a7d" style:font-size-asian="10.5pt" style:font-style-asian="normal" style:font-weight-asian="bold" style:font-size-complex="12pt" style:font-style-complex="normal" style:font-weight-complex="bold"/>
    </style:style>
    <style:style style:name="P20" style:family="paragraph" style:parent-style-name="Standard" style:list-style-name="L1">
      <style:text-properties fo:color="#ff0000" fo:font-size="12pt" fo:font-style="normal" style:text-underline-style="none" fo:font-weight="bold" officeooo:rsid="0048fa44" officeooo:paragraph-rsid="00234a7d" style:font-size-asian="10.5pt" style:font-style-asian="normal" style:font-weight-asian="bold" style:font-size-complex="12pt" style:font-style-complex="normal" style:font-weight-complex="bold"/>
    </style:style>
    <style:style style:name="P21" style:family="paragraph" style:parent-style-name="Standard" style:list-style-name="L1">
      <style:text-properties fo:color="#ff0000" fo:font-size="12pt" fo:font-style="normal" style:text-underline-style="none" fo:font-weight="bold" officeooo:rsid="00539805" officeooo:paragraph-rsid="00234a7d" style:font-size-asian="10.5pt" style:font-style-asian="normal" style:font-weight-asian="bold" style:font-size-complex="12pt" style:font-style-complex="normal" style:font-weight-complex="bold"/>
    </style:style>
    <style:style style:name="P22" style:family="paragraph" style:parent-style-name="Standard" style:list-style-name="L1">
      <style:text-properties fo:color="#ff0000" fo:font-size="12pt" fo:font-style="normal" style:text-underline-style="none" fo:font-weight="bold" officeooo:rsid="0056f26e" officeooo:paragraph-rsid="00234a7d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019ebbc"/>
    </style:style>
    <style:style style:name="T2" style:family="text">
      <style:text-properties officeooo:rsid="001ecc36"/>
    </style:style>
    <style:style style:name="T3" style:family="text">
      <style:text-properties officeooo:rsid="0021b7c2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8c82a" style:font-weight-asian="normal" style:font-weight-complex="normal"/>
    </style:style>
    <style:style style:name="T6" style:family="text">
      <style:text-properties fo:font-weight="normal" officeooo:rsid="0051646e" style:font-weight-asian="normal" style:font-weight-complex="normal"/>
    </style:style>
    <style:style style:name="T7" style:family="text">
      <style:text-properties fo:font-weight="normal" officeooo:rsid="0051cfbf" style:font-weight-asian="normal" style:font-weight-complex="normal"/>
    </style:style>
    <style:style style:name="T8" style:family="text">
      <style:text-properties fo:font-weight="normal" officeooo:rsid="0052094d" style:font-weight-asian="normal" style:font-weight-complex="normal"/>
    </style:style>
    <style:style style:name="T9" style:family="text">
      <style:text-properties fo:font-weight="normal" officeooo:rsid="0059238b" style:font-weight-asian="normal" style:font-weight-complex="normal"/>
    </style:style>
    <style:style style:name="T10" style:family="text">
      <style:text-properties fo:font-weight="normal" officeooo:rsid="0059eeef" style:font-weight-asian="normal" style:font-weight-complex="normal"/>
    </style:style>
    <style:style style:name="T11" style:family="text">
      <style:text-properties fo:font-weight="normal" officeooo:rsid="004cc4b8" style:font-weight-asian="normal" style:font-weight-complex="normal"/>
    </style:style>
    <style:style style:name="T12" style:family="text">
      <style:text-properties fo:font-weight="normal" officeooo:rsid="005370db" style:font-weight-asian="normal" style:font-weight-complex="normal"/>
    </style:style>
    <style:style style:name="T13" style:family="text">
      <style:text-properties fo:font-weight="normal" officeooo:rsid="00539805" style:font-weight-asian="normal" style:font-weight-complex="normal"/>
    </style:style>
    <style:style style:name="T14" style:family="text">
      <style:text-properties fo:font-weight="normal" officeooo:rsid="0056f26e" style:font-weight-asian="normal" style:font-weight-complex="normal"/>
    </style:style>
    <style:style style:name="T15" style:family="text">
      <style:text-properties fo:font-weight="normal" officeooo:rsid="00550164" style:font-weight-asian="normal" style:font-weight-complex="normal"/>
    </style:style>
    <style:style style:name="T16" style:family="text">
      <style:text-properties officeooo:rsid="00269fa6"/>
    </style:style>
    <style:style style:name="T17" style:family="text">
      <style:text-properties officeooo:rsid="00289682"/>
    </style:style>
    <style:style style:name="T18" style:family="text">
      <style:text-properties fo:color="#007826"/>
    </style:style>
    <style:style style:name="T19" style:family="text">
      <style:text-properties officeooo:rsid="002d71cb"/>
    </style:style>
    <style:style style:name="T20" style:family="text">
      <style:text-properties officeooo:rsid="002f66d0"/>
    </style:style>
    <style:style style:name="T21" style:family="text">
      <style:text-properties officeooo:rsid="002fab8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 <text:span text:style-name="T20">découpage du html en zone selon les div et span avec leurs positions absolues associées et leur entourage</text:span></text:p>
      <text:p text:style-name="P1">- <text:span text:style-name="T3">classement manuel</text:span></text:p>
      <text:p text:style-name="P1">- <text:span text:style-name="T1">structure factures à finaliser (marquer les 4blocs/clusters -dest,expé,infosFacture,prestas- comme 4 classes)</text:span></text:p>
      <text:p text:style-name="P1">- <text:span text:style-name="T1">text to structure (appliqué à <text:s/>du html)</text:span></text:p>
      <text:p text:style-name="P2">- identification des champs <text:span text:style-name="T2">(regexp + data mining)</text:span></text:p>
      <text:p text:style-name="P2">- interface <text:span text:style-name="T21">(qt creator)</text:span></text:p>
      <text:p text:style-name="P2"/>
      <text:p text:style-name="P5"/>
      <text:p text:style-name="P3">Etape stage</text:p>
      <text:list xml:id="list5804916291276152925" text:style-name="L1">
        <text:list-item>
          <text:p text:style-name="P6"><text:span text:style-name="T5">T</text:span><text:span text:style-name="T4">out au long étude des divers algorithmes existants </text:span><text:span text:style-name="T6">(coursera)</text:span></text:p>
        </text:list-item>
        <text:list-item>
          <text:p text:style-name="P7"><text:span text:style-name="T5">C</text:span><text:span text:style-name="T4">réation fichier Excel en python </text:span><text:span text:style-name="T7">+ lecture pour classification future (Excel ↔ CSV)</text:span></text:p>
          <text:p text:style-name="P9"><text:span text:style-name="T7">o</text:span><text:span text:style-name="T4">pnpyxl lib for 2010+ ; xlrd&amp;xlwt lib for 2010-</text:span></text:p>
        </text:list-item>
        <text:list-item>
          <text:p text:style-name="P8"><text:span text:style-name="T4">Lecture et retour OCR à partir de PDF (si nécessaire PDF </text:span><text:span text:style-name="T8">↔</text:span><text:span text:style-name="T4"> PNG) </text:span></text:p>
          <text:p text:style-name="P10"><text:span text:style-name="T9">PDF to TXT/HTML/XML (txt used) with pdfminer </text:span><text:span text:style-name="T10">lib</text:span></text:p>
        </text:list-item>
        <text:list-item>
          <text:p text:style-name="P11"><text:span text:style-name="T18">Détermination d'une structure de facture</text:span><text:span text:style-name="T16"> </text:span></text:p>
        </text:list-item>
        <text:list-item>
          <text:p text:style-name="P12">Classification par regexp <text:span text:style-name="T17">←</text:span></text:p>
        </text:list-item>
        <text:list-item>
          <text:p text:style-name="P13">Classement manuel des factures dans la base </text:p>
        </text:list-item>
        <text:list-item>
          <text:p text:style-name="P19"><text:span text:style-name="T4">Création IHM </text:span><text:span text:style-name="T11">(+initiation au drag&amp;drop)</text:span></text:p>
        </text:list-item>
        <text:list-item>
          <text:p text:style-name="P14">Codage de l'algorithme (tests et comparaisons de multiples algo – à expliciter)</text:p>
        </text:list-item>
        <text:list-item>
          <text:p text:style-name="P15">Apprentissage avec la basse de données (validation croisée ?)</text:p>
        </text:list-item>
        <text:list-item>
          <text:p text:style-name="P16">Binding du tout</text:p>
        </text:list-item>
        <text:list-item>
          <text:p text:style-name="P20"><text:span text:style-name="T4">Création de l'exécutable </text:span><text:span text:style-name="T12">+ installation automatique de toutes les librairies nécessaires </text:span><text:span text:style-name="T13">au bon fonctionnement de l'appli</text:span></text:p>
        </text:list-item>
        <text:list-item>
          <text:p text:style-name="P17">Gestion de toutes les erreurs possibles</text:p>
        </text:list-item>
        <text:list-item>
          <text:p text:style-name="P21"><text:span text:style-name="T4">Test</text:span><text:span text:style-name="T14">s</text:span><text:span text:style-name="T4"> de validation de toutes les options </text:span><text:span text:style-name="T15">et paramètres possibles</text:span></text:p>
        </text:list-item>
        <text:list-item>
          <text:p text:style-name="P22"><text:span text:style-name="T15">T</text:span><text:span text:style-name="T4">ests par un tiers</text:span></text:p>
        </text:list-item>
        <text:list-item>
          <text:p text:style-name="P18">Ecriture de la documentation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nopolis </meta:initial-creator>
    <meta:creation-date>2016-06-13T17:13:04.049198959</meta:creation-date>
    <dc:date>2016-06-27T12:09:07.666909126</dc:date>
    <dc:creator>innopolis </dc:creator>
    <meta:editing-duration>PT12H30M28S</meta:editing-duration>
    <meta:editing-cycles>23</meta:editing-cycles>
    <meta:generator>LibreOffice/5.0.3.2$Linux_X86_64 LibreOffice_project/00m0$Build-2</meta:generator>
    <meta:document-statistic meta:table-count="0" meta:image-count="0" meta:object-count="0" meta:page-count="1" meta:paragraph-count="24" meta:word-count="207" meta:character-count="1280" meta:non-whitespace-character-count="1107"/>
  </office:meta>
</office:document-meta>
</file>